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2pt" style:font-size-asian="12pt"/>
    </style:style>
    <style:style style:name="P2" style:parent-style-name="Normal" style:family="paragraph">
      <style:text-properties fo:font-size="12pt" style:font-size-asian="12pt"/>
    </style:style>
    <style:style style:name="P3" style:parent-style-name="Normal" style:family="paragraph">
      <style:text-properties fo:font-size="12pt" style:font-size-asian="12pt"/>
    </style:style>
    <style:style style:name="P4" style:parent-style-name="Normal" style:family="paragraph">
      <style:text-properties fo:font-size="12pt" style:font-size-asian="12pt"/>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T7" style:parent-style-name="DefaultParagraphFont" style:family="text">
      <style:text-properties style:text-position="super 66.6%" fo:font-size="12pt" style:font-size-asian="12pt"/>
    </style:style>
    <style:style style:name="T8" style:parent-style-name="DefaultParagraphFont" style:family="text">
      <style:text-properties fo:font-size="12pt" style:font-size-asian="12pt"/>
    </style:style>
    <style:style style:name="T9" style:parent-style-name="DefaultParagraphFont" style:family="text">
      <style:text-properties fo:font-size="12pt" style:font-size-asian="12pt"/>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office:automatic-styles>
  <office:body>
    <office:text text:use-soft-page-breaks="true">
      <text:p text:style-name="P1">Main text box</text:p>
      <text:p text:style-name="P2">Meet Jack. He’s a strong, smart and diverse guy who one day grew tired of the fucked-up world he lived in. He grew tired of waiting in traffic like he was among a horde<text:s/>of zombies in metal boxes grinding their way to work, tired of people dumb enough to loathe someone because of their skin colour or country despite the fact they do the jobs they’d never consider doing when what they really want is a fancy car and a shit tonne of money, tired of people who would deny science and scientific discoveries that have been continuously proven time and time again because it conflicts with the fairy tales they listen to every Sunday, tired of people who think 3 minutes of internet research outweighs 2 centuries of actual research, tired of people who use unhealthy highs (and not just illegal ones) just because their life is crap to them and they can’t be assed to better their lives, tired of those who think fat oranges with really bad haircuts can run a country properly and tired of people who actively use social media to oppose same sex romances but hypocritically orgasm to same sex porn.</text:p>
      <text:p text:style-name="P3">He knew he had talents in flying planes, navigation, combat and outwitting other people so hard<text:s/>they ask him to dumb down his vocabulary, so he can be understood by their lesser minds.</text:p>
      <text:p text:style-name="P4">He decided to get the hell away from society before things got so bad and society got so stupid that some big political idiot mistook the “request coffee” button for the “launch the nukes!” button while waking up out of bed and accidentally or “accidentally” bombing the apes of humanity back to the stone age.<text:s/></text:p>
      <text:p text:style-name="Normal"><text:span text:style-name="T5">He decided to head to a barely known set of islands east of New Zealand because it was the furthest thing from<text:s/></text:span><text:span text:style-name="T6">where he had to spend his whole life and he’d be among a community where things are a bit more diverse than the average 1</text:span><text:span text:style-name="T7">st</text:span><text:span text:style-name="T8"><text:s/>world country lifestyle. He’d dreamt of such a colossal adventure for years and only now has he decided to bail on the dreary lifest</text:span><text:span text:style-name="T9">yle he’d grown sick of and get the hell away from typical society.</text:span></text:p>
      <text:p text:style-name="Normal"/>
      <text:p text:style-name="Normal">~<text:span text:style-name="T10">Dan’s thoughts</text:span>~</text:p>
      <text:p text:style-name="Normal">Forgive me, but I’ve read a lot of stories, and I’m probably agreeing with you<text:s/>when I say<text:s/>that story conventions often irritate me, but I appreciate why they’re there, because they’re really satisfying and few people really want to ingest a story that deviates too far from the conventions.</text:p>
      <text:p text:style-name="Normal">Characters are comprised of characteristics, often ones that can be easily listed and summarised. They may appear shallow if you just list them out, but the depth comes from how they handle the situations thrown at them. It’s a problem I have with stories: things often happen because someone screwed up in a nonsensical and coincidental way<text:s/>in order to give the protagonist someone to help<text:s/>– but it’s still really effective, and having a story be<text:s/><text:span text:style-name="T11">effective<text:s/></text:span>does matter, however you feel about how mechanically it comes about.</text:p>
      <text:p text:style-name="Normal">So as an exercise, try thinking of characters who you really enjoy, and write down their characteristics as simply as possible.<text:s/>I’ll try first:</text:p>
      <text:list text:style-name="LFO1" text:continue-numbering="true">
        <text:list-item>
          <text:p text:style-name="P12">My example of a straight-forward positive character could be, er, Pocahontas? She’s experienced, resourceful, trusting, perhaps a bit gullible, rebellious, content in solitude and<text:s/><text:soft-page-break/>is keen on nature yet open to new experiences. Her story is basically meeting a nice colonial person who she then sort of correctly blames for enslaving her tribe, at which point she shows some crazy bravery in the face of overwhelming odds and turns the situation around.</text:p>
        </text:list-item>
        <text:list-item>
          <text:p text:style-name="P13">My example of a decent ant-hero is Rorschach from Watchmen. He’s suffered badly, he wants to make things right and rid the world of those that would<text:s/>cause suffering, but his perspective is all screwed up and he goes about it in absurdly obscene ways. His story is a revenge mission, where he brushes off people’s attempts to help, accomplishes it but feels no sense of release, tries to do something really good for a change and gets splattered in the process, which he welcomes with open arms.</text:p>
        </text:list-item>
        <text:list-item>
          <text:p text:style-name="P14">My example of a bad character is perhaps someone like Loki (I’ve only watched the first Thor film). He exists just to be an interfering plonker, claims to be a trickster yet never pulls off any tricks, and takes over Azguard with powers gained out of nowhere for no particular reason except the story says he should, somehow catching everyone by surprise in the process even though he’s clearly the bad guy. If the actor<text:s/>playing him wasn’t great, he’d be awful.</text:p>
        </text:list-item>
      </text:list>
      <text:p text:style-name="Normal"/>
      <text:p text:style-name="Normal">A hero, even an anti-hero, is someone who’s lot in life is relatable, and we can see the justifications for their actions to at least some extent. A bad villain is one who just does bad things because they’re<text:s/><text:span text:style-name="T15">baaaa</text:span><text:span text:style-name="T16">d</text:span>, and the best villain is one who used to be the good guy and who gained a new perspective that we can appreciate.</text:p>
      <text:p text:style-name="Normal">My problem with Jack is not that he does bad things, it’s that he doesn’t do anything, or not anything proactive, he just kinda moans. He has characteristics that are relatable but that I wouldn’t want to be all that defined me.<text:s/>Negative traits can be matched with positive traits.<text:s/>Cynicism can be matched with perseverance.<text:s/>A sense of oppression can be matched with a desire to improve society. Tiredness can be matched with hopefulness. A sense of superiority can be matched with the capability to give others a chance to impress on their own terms.</text:p>
      <text:p text:style-name="Normal">He’s ‘realistic’,<text:s/>that’s true. Perhaps a bit much.<text:s/>I’m sure there are people who are just fed up, and I’m sure he’s echoing a lot of your thoughts, but your<text:s/>being fed up is matched with a desire<text:s/>to create, to form a syndicate or empire or whatever it is in order to send an ultimately positive message or at least voice the extent to which you’re fed up. But Jack says ‘I’m above it all, the rest can burn, off I go!’ and he’s not someone<text:s/>who seems to want anything or who’s particularly interesting and I don’t think<text:s/>I’d want to<text:s/>see<text:s/>him<text:s/>succeed at anything. He hasn’t had a bad lot<text:s/>in life, he has a job and a bunch of skills<text:s/>and no one’s giving him a hard time, he just<text:s/>shouts at<text:s/>the news too much and gets grouchy. None of his problems with society really affect him, yet he’s not fighting for anyone else either. He seems like the definition of a Mary Sue character, which probably isn’t what you’re going for.<text:s/>That might be an unfair statement, let me know whether that<text:s/>seems reasonable.</text:p>
      <text:p text:style-name="Normal">He also falls foul of ‘show, don’t tell’:</text:p>
      <text:p text:style-name="Normal">– oh he’s tired of everything, do we get to see a particular situation where something embeds him with a deep cynicism, like his dog being killed by an overtly manipulated media?</text:p>
      <text:p text:style-name="Normal">– oh he’s really talented, do we get to see evidence of the years of punishing training he went through, perhaps in the process of serving a country he feels has now abandoned him?</text:p>
      <text:p text:style-name="Normal">–<text:s/>oh he’s disillusioned with society, do we get to see the cause he backed that got squashed? the small victories he achieved that were rolled over with a single stroke of a bureaucratic pen? the job he got passed over for by someone more willing to sell-out, leading to a moment of realisation?</text:p>
      <text:soft-page-break/>
      <text:p text:style-name="Normal">– oh he cares about science, do we get to see him debating a point that his whole family died defending only to get shouted down by an anti-vaxxing flat-earth climate change denier who then runs over his dog?</text:p>
      <text:p text:style-name="Normal">It’d be awesome to see some scenarios that the player can follow to understand why Jack is who he is. He might be less realistic, but he’ll be more relatable,<text:s/>which is important for someone you’re expected to move around a screen for hours. You’ll have heard players say<text:s/>of loads of other games,<text:s/>‘why should I care?’, so let’s make ‘em care ‘til their ears bleed from all the overwhelming c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kson Prince</meta:initial-creator>
    <dc:creator>Daniel Burns</dc:creator>
    <meta:creation-date>2018-02-12T19:18:00Z</meta:creation-date>
    <dc:date>2018-04-18T19:41:00Z</dc:date>
    <meta:template xlink:href="Normal" xlink:type="simple"/>
    <meta:editing-cycles>9</meta:editing-cycles>
    <meta:editing-duration>PT4200S</meta:editing-duration>
    <meta:document-statistic meta:page-count="3" meta:paragraph-count="15" meta:word-count="1135" meta:character-count="7595" meta:row-count="53" meta:non-whitespace-character-count="6475"/>
  </office:meta>
</office:document-meta>
</file>